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>
      <style:paragraph-properties fo:margin-top="0in" fo:margin-bottom="0in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обавь переносы после пунктов</text:p>
      <text:p text:style-name="Standard">ChatGPT</text:p>
      <text:p text:style-name="P1">ChatGPT</text:p>
      <text:p text:style-name="Text_20_body">Конечно, вот исправленная структура с переносами после пунктов:</text:p>
      <text:p text:style-name="Text_20_body"><text:span text:style-name="Strong_20_Emphasis">Введение:</text:span></text:p>
      <text:p text:style-name="Text_20_body">Добро пожаловать в учебник по разработке тем для WordPress! Этот учебник предназначен для разработчиков, желающих углубить свои знания в создании тем для WordPress. В ходе этого курса вы узнаете основные концепции, лучшие практики и современные методы разработки тем, чтобы создавать красивые и функциональные сайты на базе WordPress.</text:p>
      <text:p text:style-name="Text_20_body"><text:span text:style-name="Strong_20_Emphasis">Глава 1: Основы WordPress тем</text:span></text:p>
      <text:p text:style-name="Text_20_body">1.1 <text:span text:style-name="Strong_20_Emphasis">Что такое WordPress тема?</text:span><text:line-break/>1.2 <text:span text:style-name="Strong_20_Emphasis">Структура темы WordPress</text:span><text:line-break/>1.3 <text:span text:style-name="Strong_20_Emphasis">Файлы темы и их назначение</text:span><text:line-break/>1.4 <text:span text:style-name="Strong_20_Emphasis">Создание базовой темы</text:span></text:p>
      <text:p text:style-name="Text_20_body"><text:span text:style-name="Strong_20_Emphasis">Глава 2: Разработка темы с использованием HTML и CSS</text:span></text:p>
      <text:p text:style-name="Text_20_body">2.1 <text:span text:style-name="Strong_20_Emphasis">Основы HTML и CSS для WordPress тем</text:span><text:line-break/>2.2 <text:span text:style-name="Strong_20_Emphasis">Создание основного макета темы</text:span><text:line-break/>2.3 <text:span text:style-name="Strong_20_Emphasis">Стилизация элементов с помощью CSS</text:span><text:line-break/>2.4 <text:span text:style-name="Strong_20_Emphasis">Работа с медиа-запросами для адаптивного дизайна</text:span></text:p>
      <text:p text:style-name="Text_20_body"><text:span text:style-name="Strong_20_Emphasis">Глава 3: Работа с PHP в темах WordPress</text:span></text:p>
      <text:p text:style-name="Text_20_body">3.1 <text:span text:style-name="Strong_20_Emphasis">Основы PHP для WordPress тем</text:span><text:line-break/>3.2 <text:span text:style-name="Strong_20_Emphasis">Встраивание PHP кода в тему</text:span><text:line-break/>3.3 <text:span text:style-name="Strong_20_Emphasis">Использование шаблонных тегов WordPress</text:span><text:line-break/>3.4 <text:span text:style-name="Strong_20_Emphasis">Создание пользовательских шаблонов страниц</text:span></text:p>
      <text:p text:style-name="Text_20_body"><text:span text:style-name="Strong_20_Emphasis">Глава 4: Работа с функциональностью WordPress в темах</text:span></text:p>
      <text:p text:style-name="Text_20_body">4.1 <text:span text:style-name="Strong_20_Emphasis">Использование хуков и фильтров WordPress</text:span><text:line-break/>4.2 <text:span text:style-name="Strong_20_Emphasis">Создание пользовательских функций и действий</text:span><text:line-break/>4.3 <text:span text:style-name="Strong_20_Emphasis">Работа с настройками темы</text:span><text:line-break/>4.4 <text:span text:style-name="Strong_20_Emphasis">Использование пользовательских типов записей и таксономий</text:span></text:p>
      <text:p text:style-name="Text_20_body"><text:span text:style-name="Strong_20_Emphasis">Глава 5: Интеграция JavaScript и AJAX в темы WordPress</text:span></text:p>
      <text:p text:style-name="Text_20_body">5.1 <text:span text:style-name="Strong_20_Emphasis">Основы JavaScript для WordPress тем</text:span><text:line-break/>5.2 <text:span text:style-name="Strong_20_Emphasis">Использование библиотек и плагинов JavaScript</text:span><text:line-break/>5.3 <text:span text:style-name="Strong_20_Emphasis">Работа с AJAX запросами в теме</text:span><text:line-break/>5.4 <text:span text:style-name="Strong_20_Emphasis">Оптимизация и управление скриптами и стилями</text:span></text:p>
      <text:p text:style-name="Text_20_body"><text:span text:style-name="Strong_20_Emphasis">Глава 6: Создание пользовательских виджетов и меню</text:span></text:p>
      <text:p text:style-name="Text_20_body">6.1 <text:span text:style-name="Strong_20_Emphasis">Создание пользовательских виджетов</text:span><text:line-break/>6.2 <text:span text:style-name="Strong_20_Emphasis">Интеграция пользовательских меню в тему</text:span><text:line-break/>6.3 <text:span text:style-name="Strong_20_Emphasis">Настройка меню и виджетов через пользовательские функции</text:span></text:p>
      <text:p text:style-name="Text_20_body"><text:span text:style-name="Strong_20_Emphasis">Глава 7: Оптимизация и безопасность тем WordPress</text:span></text:p>
      <text:p text:style-name="Text_20_body">7.1 <text:span text:style-name="Strong_20_Emphasis">Оптимизация производительности темы</text:span><text:line-break/>7.2 <text:span text:style-name="Strong_20_Emphasis">Обеспечение безопасности темы</text:span><text:line-break/>7.3 <text:span text:style-name="Strong_20_Emphasis">Проверка совместимости темы с обновлениями WordPress</text:span></text:p>
      <text:p text:style-name="Text_20_body"><text:span text:style-name="Strong_20_Emphasis">Заключение:</text:span></text:p>
      <text:p text:style-name="Text_20_body"><text:soft-page-break/>Поздравляем! Вы завершили учебник по разработке тем для WordPress. Теперь у вас есть все необходимые знания и инструменты для создания качественных и профессиональных тем для WordPress. Не забывайте продолжать изучать новые методы и лучшие практики, чтобы оставаться в курсе последних тенденций разработки в мире WordPress. Удачи в вашем творческом путешествии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2S</meta:editing-duration>
    <meta:editing-cycles>4</meta:editing-cycles>
    <meta:generator>OpenOffice/4.1.14$Win32 OpenOffice.org_project/4114m1$Build-9811</meta:generator>
    <dc:date>2024-05-01T19:55:59.14</dc:date>
    <dc:creator>Dima Wide</dc:creator>
    <meta:document-statistic meta:table-count="0" meta:image-count="0" meta:object-count="0" meta:page-count="2" meta:paragraph-count="22" meta:word-count="316" meta:character-count="2214"/>
    <meta:user-defined meta:name="Info 1"/>
    <meta:user-defined meta:name="Info 2"/>
    <meta:user-defined meta:name="Info 3"/>
    <meta:user-defined meta:name="Info 4"/>
  </office:meta>
</office:document-meta>
</file>